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Erfahrung</text:p>
          </table:table-cell>
          <table:table-cell office:value-type="string" calcext:value-type="string">
            <text:p>Präferenz</text:p>
          </table:table-cell>
          <table:table-cell table:number-columns-repeated="3"/>
          <table:table-cell>
            <draw:frame table:end-cell-address="Tabelle1.N21" table:end-x="5.15mm" table:end-y="0.7mm" draw:z-index="0" draw:style-name="gr1" draw:text-style-name="P1" svg:width="160.64mm" svg:height="89.94mm" svg:x="2.64mm" svg:y="1.17mm">
              <loext:p draw:notify-on-update-of-ranges="Tabelle1.A2:Tabelle1.A7 Tabelle1.B1:Tabelle1.B1 Tabelle1.B2:Tabelle1.B7 Tabelle1.C1:Tabelle1.C1 Tabelle1.C2:Tabelle1.C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Mathematica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b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thon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tlab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Tabelle1.N43" table:end-x="2.57mm" table:end-y="2.75mm" draw:z-index="1" draw:style-name="gr1" draw:text-style-name="P1" svg:width="160.61mm" svg:height="90mm" svg:x="0.09mm" svg:y="3.06mm">
              <loext:p draw:notify-on-update-of-ranges="Tabelle1.A25:Tabelle1.A25 Tabelle1.A26:Tabelle1.A31 Tabelle1.B25:Tabelle1.B25 Tabelle1.B26:Tabelle1.B31 Tabelle1.C25:Tabelle1.C25 Tabelle1.C26:Tabelle1.C3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xperience</text:p>
          </table:table-cell>
          <table:table-cell office:value-type="string" calcext:value-type="string">
            <text:p>Prefer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.00.0000</text:date>, <text:time style:data-style-name="N2" text:time-value="13:27:36.2287876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Schwarz</meta:initial-creator>
    <meta:creation-date>2015-08-03T20:44:06.51</meta:creation-date>
    <dc:date>2018-02-21T13:34:23.796139791</dc:date>
    <meta:editing-duration>PT26M10S</meta:editing-duration>
    <meta:editing-cycles>5</meta:editing-cycles>
    <meta:generator>LibreOffice/5.1.6.2$Linux_X86_64 LibreOffice_project/10m0$Build-2</meta:generator>
    <meta:document-statistic meta:table-count="3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4pt" fo:font-weight="bold" style:font-size-asian="10pt" style:font-size-complex="10pt"/>
    </style:style>
    <style:style style:name="ch7" style:family="chart" style:data-style-name="N0">
      <style:chart-properties chart:link-data-style-to-source="true"/>
      <style:graphic-properties svg:stroke-width="0.1cm" svg:stroke-color="#004586" draw:fill-color="#004586" draw:opacity="5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1cm" svg:stroke-color="#ff420e" draw:fill-color="#ff420e" draw:opacity="50%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65cm" svg:height="8.995cm" xlink:href=".." xlink:type="simple" chart:class="chart:filled-radar" chart:style-name="ch1">
        <chart:legend svg:x="3.222cm" svg:y="7.735cm" style:legend-expansion="custom" chartooo:width="8.502cm" chartooo:height="1.021cm" style:legend-expansion-aspect-ratio="8.32713026444662" chart:style-name="ch2"/>
        <chart:plot-area chart:style-name="ch3" table:cell-range-address="Tabelle1.A1:Tabelle1.C7" chart:data-source-has-labels="both" svg:x="3.921cm" svg:y="0.604cm" svg:width="7.501cm" svg:height="7.048cm">
          <chartooo:coordinate-region svg:x="6.002cm" svg:y="1.636cm" svg:width="5.011cm" svg:height="4.985cm"/>
          <chart:axis chart:dimension="x" chart:name="primary-x" chart:style-name="ch4" chartooo:axis-type="auto">
            <chartooo:date-scale/>
            <chart:categories table:cell-range-address="Tabelle1.A2:Tabelle1.A7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:Tabelle1.B7" chart:label-cell-address="Tabelle1.B1:Tabelle1.B1" chart:class="chart:filled-radar">
            <chart:data-point chart:repeated="6"/>
          </chart:series>
          <chart:series chart:style-name="ch8" chart:values-cell-range-address="Tabelle1.C2:Tabelle1.C7" chart:label-cell-address="Tabelle1.C1:Tabelle1.C1" chart:class="chart:filled-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fahrung</text:p>
                <draw:g>
                  <svg:desc>Tabelle1.B1:Tabelle1.B1</svg:desc>
                </draw:g>
              </table:table-cell>
              <table:table-cell office:value-type="string">
                <text:p>Präferenz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hematica</text:p>
                <draw:g>
                  <svg:desc>Tabelle1.A2:Tabelle1.A7</svg:desc>
                </draw:g>
              </table:table-cell>
              <table:table-cell office:value-type="float" office:value="80">
                <text:p>80</text:p>
                <draw:g>
                  <svg:desc>Tabelle1.B2:Tabelle1.B7</svg:desc>
                </draw:g>
              </table:table-cell>
              <table:table-cell office:value-type="float" office:value="50">
                <text:p>50</text:p>
                <draw:g>
                  <svg:desc>Tabelle1.C2:Tabelle1.C7</svg:desc>
                </draw:g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4pt" fo:font-weight="bold" style:font-size-asian="10pt" style:font-size-complex="10pt"/>
    </style:style>
    <style:style style:name="ch7" style:family="chart" style:data-style-name="N0">
      <style:chart-properties chart:link-data-style-to-source="true"/>
      <style:graphic-properties svg:stroke-width="0.1cm" svg:stroke-color="#004586" draw:fill-color="#004586" draw:opacity="50%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1cm" svg:stroke-color="#ff420e" draw:fill-color="#ff420e" draw:opacity="50%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62cm" svg:height="9.001cm" xlink:href=".." xlink:type="simple" chart:class="chart:filled-radar" chart:style-name="ch1">
        <chart:legend svg:x="3.221cm" svg:y="7.74cm" style:legend-expansion="custom" chartooo:width="8.5cm" chartooo:height="1.021cm" style:legend-expansion-aspect-ratio="8.32517140058766" chart:style-name="ch2"/>
        <chart:plot-area chart:style-name="ch3" table:cell-range-address="Tabelle1.A25:Tabelle1.C31" chart:data-source-has-labels="both" svg:x="3.918cm" svg:y="0.605cm" svg:width="7.501cm" svg:height="7.051cm">
          <chartooo:coordinate-region svg:x="6cm" svg:y="1.637cm" svg:width="5.01cm" svg:height="4.988cm"/>
          <chart:axis chart:dimension="x" chart:name="primary-x" chart:style-name="ch4" chartooo:axis-type="auto">
            <chartooo:date-scale/>
            <chart:categories table:cell-range-address="Tabelle1.A26:Tabelle1.A31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6:Tabelle1.B31" chart:label-cell-address="Tabelle1.B25:Tabelle1.B25" chart:class="chart:filled-radar">
            <chart:data-point chart:repeated="6"/>
          </chart:series>
          <chart:series chart:style-name="ch8" chart:values-cell-range-address="Tabelle1.C26:Tabelle1.C31" chart:label-cell-address="Tabelle1.C25:Tabelle1.C25" chart:class="chart:filled-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ence</text:p>
                <draw:g>
                  <svg:desc>Tabelle1.B25:Tabelle1.B25</svg:desc>
                </draw:g>
              </table:table-cell>
              <table:table-cell office:value-type="string">
                <text:p>Preference</text:p>
                <draw:g>
                  <svg:desc>Tabelle1.C25:Tabelle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hematica</text:p>
                <draw:g>
                  <svg:desc>Tabelle1.A26:Tabelle1.A31</svg:desc>
                </draw:g>
              </table:table-cell>
              <table:table-cell office:value-type="float" office:value="80">
                <text:p>80</text:p>
                <draw:g>
                  <svg:desc>Tabelle1.B26:Tabelle1.B31</svg:desc>
                </draw:g>
              </table:table-cell>
              <table:table-cell office:value-type="float" office:value="50">
                <text:p>50</text:p>
                <draw:g>
                  <svg:desc>Tabelle1.C26:Tabelle1.C31</svg:desc>
                </draw:g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